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5df8" officeooo:paragraph-rsid="000d5df8"/>
    </style:style>
    <style:style style:name="P2" style:family="paragraph" style:parent-style-name="Text_20_body">
      <style:text-properties officeooo:rsid="000d5df8" officeooo:paragraph-rsid="000d5df8"/>
    </style:style>
    <style:style style:name="P3" style:family="paragraph" style:parent-style-name="Text_20_body">
      <style:text-properties officeooo:paragraph-rsid="000d5df8"/>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officeooo:paragraph-rsid="000e2247"/>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text-properties officeooo:rsid="000f3832" officeooo:paragraph-rsid="000f3832"/>
    </style:style>
    <style:style style:name="P29" style:family="paragraph" style:parent-style-name="Text_20_body">
      <style:text-properties officeooo:paragraph-rsid="00110d8f"/>
    </style:style>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23">
      <style:paragraph-properties fo:margin-top="0in" fo:margin-bottom="0in" style:contextual-spacing="false"/>
    </style:style>
    <style:style style:name="T1" style:family="text">
      <style:text-properties officeooo:rsid="000e2247"/>
    </style:style>
    <style:style style:name="T2" style:family="text">
      <style:text-properties officeooo:rsid="000f3832"/>
    </style:style>
    <style:style style:name="T3" style:family="text">
      <style:text-properties officeooo:rsid="00110d8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write a book </text:p>
      <text:p text:style-name="P1">by Michael Eaton</text:p>
      <text:p text:style-name="P1"/>
      <text:p text:style-name="P1">opening</text:p>
      <text:p text:style-name="P3"/>
      <text:p text:style-name="P3">Firstly, it requires a significant investment of time, effort, and creativity. Writing a book involves not only coming up with a unique and engaging story or topic but also researching, planning, and organizing your ideas into a coherent and compelling narrative. It can be a long and daunting process, but with persistence, dedication, and hard work, the end result can be extremely fulfilling.</text:p>
      <text:p text:style-name="Text_20_body">Secondly, writing a book can be a great way to express yourself and share your ideas with the world. Whether you are writing fiction or non-fiction, a book can serve as a platform to share your insights, experiences, and perspectives with readers. It can be a powerful tool for self-expression and communication, allowing you to connect with others in meaningful ways.</text:p>
      <text:p text:style-name="Text_20_body">Thirdly, writing a book can be a significant accomplishment that can bring a sense of pride and satisfaction. Completing a book can be a long and challenging journey, but the sense of accomplishment that comes with finishing a book can be incredibly rewarding. It can also open up new opportunities and possibilities, such as publishing, speaking engagements, or even starting a new career.</text:p>
      <text:p text:style-name="Text_20_body">Overall, writing a book can be a challenging and time-consuming process, but the rewards can be well worth the effort. Whether you are writing for personal fulfillment or to share your ideas with the world, the experience of writing a book can be a transformative and enriching journey.</text:p>
      <text:p text:style-name="P1"/>
      <text:p text:style-name="P1">Chapter 1</text:p>
      <text:p text:style-name="P1"/>
      <text:p text:style-name="P1">Choose your genre: The first step in writing a book is deciding on the genre. Do you want to write a mystery, romance, sci-fi, or non-fiction? This will help you set the tone and style of your book.</text:p>
      <text:p text:style-name="P1"/>
      <text:p text:style-name="P1"/>
      <text:p text:style-name="P1">Let’s look at a few:</text:p>
      <text:p text:style-name="P1"/>
      <text:p text:style-name="P2">Mystery: This genre involves solving a crime or unraveling a puzzle. It can be a thrilling and suspenseful genre that keeps readers on the edge of their seats. If you enjoy crafting intricate plots and creating twists and turns, mystery might be a good fit for you.</text:p>
      <text:p text:style-name="P2">If you have decided to write a mystery novel, there are several elements to consider. Here are some tips that might help you craft a successful mystery:</text:p>
      <text:list xml:id="list868356615" text:style-name="L1">
        <text:list-item>
          <text:p text:style-name="P4">Develop your protagonist: The protagonist of your mystery novel should be a relatable and interesting character who will drive the story forward. They should be clever, observant, and determined to solve the mystery.</text:p>
        </text:list-item>
        <text:list-item>
          <text:p text:style-name="P4">Create a compelling plot: Your mystery novel should have a well-crafted plot that will keep readers engaged and guessing until the end. It should include clues and red herrings that will lead the reader in different directions, creating tension and suspense.</text:p>
        </text:list-item>
        <text:list-item>
          <text:p text:style-name="P4"><text:soft-page-break/>Establish the setting: The setting of your mystery novel can be an important part of the story. Whether it's a small town, a big city, or a remote location, the setting should be vividly described and add to the overall mood and atmosphere of the book.</text:p>
        </text:list-item>
        <text:list-item>
          <text:p text:style-name="P4">Research: If you're writing a mystery that involves police investigations or other aspects of criminal law, it's important to do your research to ensure that your book is accurate and realistic. You can consult with experts or read books on the topic to gather information.</text:p>
        </text:list-item>
        <text:list-item>
          <text:p text:style-name="P4">Edit and revise: After you've written your first draft, it's important to edit and revise your work. Look for plot holes, inconsistencies, and areas where you can tighten up the story. Get feedback from beta readers or a professional editor to help you refine your work.</text:p>
        </text:list-item>
      </text:list>
      <text:p text:style-name="Text_20_body">Writing a mystery can be a rewarding and enjoyable experience for both you and your readers. By developing a strong protagonist, crafting a compelling plot, establishing the setting, doing your research, and editing and revising your work, you can create a mystery that will keep readers guessing until the very end.</text:p>
      <text:p text:style-name="P2"/>
      <text:p text:style-name="Text_20_body">Romance: This genre involves a central love story and focuss on the development of romantic relationships. It can be a popular and lucrative genre, but it also requires a good understanding of human emotions and relationships.</text:p>
      <text:p text:style-name="Text_20_body">If you have decided to write a romance novel, here are some tips to help you craft a successful book:</text:p>
      <text:list xml:id="list431280632" text:style-name="L2">
        <text:list-item>
          <text:p text:style-name="P5">Create compelling characters: Your main characters should be relatable and interesting, with their own unique quirks and personalities. Readers should be invested in their love story and root for them to overcome obstacles and be together.</text:p>
        </text:list-item>
        <text:list-item>
          <text:p text:style-name="P5">Establish a strong emotional connection: In a romance novel, the emotional connection between the main characters is key. They should have chemistry and tension, with moments of conflict and resolution that keep readers engaged.</text:p>
        </text:list-item>
        <text:list-item>
          <text:p text:style-name="P5">Develop a compelling plot: While the focus of a romance novel is the love story, there should also be a plot that keeps readers interested. This can include external conflicts that threaten the relationship, or personal growth and development for the characters.</text:p>
        </text:list-item>
        <text:list-item>
          <text:p text:style-name="P5">Set the scene: The setting of your romance novel can be an important part of the story. Whether it's a small town, a big city, or a remote location, the setting should be vividly described and add to the overall mood and atmosphere of the book.</text:p>
        </text:list-item>
        <text:list-item>
          <text:p text:style-name="P5">Edit and revise: After you've written your first draft, it's important to edit and revise your work. Look for areas where you can strengthen the emotional connection between the characters, tighten up the plot, and refine the setting. Get feedback from beta readers or a professional editor to help you refine your work.</text:p>
        </text:list-item>
      </text:list>
      <text:p text:style-name="Text_20_body">Writing a romance novel can be a rewarding and enjoyable experience for both you and your readers. By creating compelling characters, establishing a strong emotional connection, developing a <text:soft-page-break/>compelling plot, setting the scene, and editing and revising your work, you can create a romance novel that will sweep readers off their feet.</text:p>
      <text:p text:style-name="Text_20_body"/>
      <text:p text:style-name="P3">Science Fiction: This genre involves imaginative and futuristic concepts, often involving advanced technology or extraterrestrial life. It can be a great genre to explore big ideas and societal issues in a creative and engaging way.</text:p>
      <text:p text:style-name="P3">If you have decided to write a science fiction novel, here are some tips to help you craft a successful book:</text:p>
      <text:list xml:id="list2235746548" text:style-name="L3">
        <text:list-item>
          <text:p text:style-name="P6">Create a unique and interesting world: Science fiction often involves creating a world that is different from our own, with advanced technology or extraterrestrial life. This world should be vividly described and have its own unique rules and systems.</text:p>
        </text:list-item>
        <text:list-item>
          <text:p text:style-name="P6">Develop compelling characters: Your characters should be relatable and interesting, with their own goals, motivations, and flaws. Readers should care about them and be invested in their journey through the story.</text:p>
        </text:list-item>
        <text:list-item>
          <text:p text:style-name="P6">Explore big ideas: Science fiction can be a great genre to explore big ideas and societal issues in a creative and engaging way. Think about themes like technology, artificial intelligence, space exploration, or genetic engineering, and consider how you can weave them into your story.</text:p>
        </text:list-item>
        <text:list-item>
          <text:p text:style-name="P6">Create a strong plot: Like any good story, your science fiction novel should have a strong plot that keeps readers engaged. There should be conflict, tension, and resolution that keep readers interested and invested in the story.</text:p>
        </text:list-item>
        <text:list-item>
          <text:p text:style-name="P6">Edit and revise: After you've written your first draft, it's important to edit and revise your work. Look for areas where you can strengthen the world-building, character development, and plot. Get feedback from beta readers or a professional editor to help you refine your work.</text:p>
        </text:list-item>
      </text:list>
      <text:p text:style-name="Text_20_body">Writing a science fiction novel can be a challenging but rewarding experience. By creating a unique and interesting world, developing compelling characters, exploring big ideas, creating a strong plot, and editing and revising your work, you can create a science fiction novel that will transport readers to new and exciting worlds.</text:p>
      <text:p text:style-name="P3"/>
      <text:p text:style-name="Text_20_body">Non-Fiction: This genre involves writing about real-life events, people, or ideas. It can include memoirs, biographies, self-help, history, and more. If you have expertise in a particular field or are passionate about a particular topic, non-fiction can be a great way to share your knowledge and insights.</text:p>
      <text:p text:style-name="Text_20_body">If you have decided to write a non-fiction book, here are some tips to help you craft a successful book:</text:p>
      <text:list xml:id="list3838863208" text:style-name="L4">
        <text:list-item>
          <text:p text:style-name="P7">Choose a topic: Non-fiction can cover a wide range of topics, from personal experiences to history to self-help. Choose a topic that you are passionate about and have expertise in, or conduct thorough research to gain a deeper understanding of the subject matter.</text:p>
        </text:list-item>
        <text:list-item>
          <text:p text:style-name="P7"><text:soft-page-break/>Determine your audience: Consider who your target audience is and how you can tailor your writing to appeal to them. Are you writing for academics, professionals, or a general audience? This will influence your tone and style of writing.</text:p>
        </text:list-item>
        <text:list-item>
          <text:p text:style-name="P7">Develop a clear structure: Non-fiction should have a clear structure that guides readers through the book. Consider organizing your book into chapters or sections, and create an outline to ensure that you cover all of the important points.</text:p>
        </text:list-item>
        <text:list-item>
          <text:p text:style-name="P7">Research and fact-check: Non-fiction relies on accurate and reliable information. Conduct thorough research and fact-check all of your information to ensure that your book is well-researched and credible.</text:p>
        </text:list-item>
        <text:list-item>
          <text:p text:style-name="P7">Edit and revise: After you've written your first draft, it's important to edit and revise your work. Look for areas where you can strengthen your arguments, clarify your writing, and tighten up your structure. Get feedback from beta readers or a professional editor to help you refine your work.</text:p>
        </text:list-item>
      </text:list>
      <text:p text:style-name="Text_20_body">Writing a non-fiction book can be a rewarding way to share your knowledge and insights with others. By choosing a topic, determining your audience, developing a clear structure, researching and fact-checking, and editing and revising your work, you can create a non-fiction book that informs and inspires readers.</text:p>
      <text:p text:style-name="Text_20_body"/>
      <text:p text:style-name="Text_20_body">These are just a few examples of the many genres available to writers. It's important to choose a genre that you are passionate about and feel comfortable writing in. A genre that you are excited about can help you stay motivated throughout the writing process and ultimately produce a more engaging and compelling boo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oft-page-break/>Chapter 2</text:p>
      <text:p text:style-name="P2"/>
      <text:p text:style-name="P2">Develop a plot: Once you know the genre, you need to develop a plot. This includes the story's setting, characters, and conflicts. Make sure your plot is engaging and has a clear beginning, middle, and end.</text:p>
      <text:p text:style-name="P2"/>
      <text:p text:style-name="P8">When developing a plot for your book, there are several key elements to consider:Setting: The setting is where your story takes place, and can greatly influence the tone and atmosphere of your book. Consider whether your story will be set in a real or fictional location, and what time period it will be set in.</text:p>
      <text:p text:style-name="P8"/>
      <text:p text:style-name="P8">The setting of your story can play a crucial role in setting the tone and atmosphere of your book, and can also impact your characters and plot. Here are some tips for developing a setting that enhances your story:Research: If you're setting your story in a real location or time period, conduct thorough research to ensure accuracy and authenticity. This can help you create a vivid and believable setting that readers can immerse themselves in.Use sensory details: Use descriptive language and sensory details to bring your setting to life. Consider how the setting looks, sounds, smells, and feels, and how these sensory details can create a mood or atmosphere that enhances your story.Consider the impact on characters: The setting can impact your characters in various ways. It can shape their beliefs, attitudes, and behaviors, or create obstacles that they must overcome. Consider how your setting can influence your characters and their journey throughout the story.Create a unique world: If you're writing a fictional story, you have the freedom to create your own world and setting. Consider how you can create a unique and interesting world that engages readers and enhances your story.Use setting as symbolism: The setting can also be used to symbolize themes or ideas in your story. For example, a rundown, abandoned building could symbolize decay or hopelessness, while a bright, open field could symbolize freedom or possibility.</text:p>
      <text:p text:style-name="P8">By carefully considering your setting and using descriptive language, sensory details, and symbolism, you can create a vivid and engaging world for your readers to immerse themselves in.</text:p>
      <text:p text:style-name="P8"/>
      <text:p text:style-name="P8">Characters: Your characters are the heart of your story. Create well-developed, relatable characters with their own unique personalities, motivations, and conflicts. Consider their backstories, relationships with other characters, and how they will develop over the course of the story.</text:p>
      <text:p text:style-name="P8">Developing well-rounded, compelling characters is essential to creating a story that readers can connect with and care about. Here are some tips for creating great characters:</text:p>
      <text:list xml:id="list3862858128" text:style-name="L7">
        <text:list-item>
          <text:p text:style-name="P9">Personality: Each character should have a unique personality that sets them apart from other characters in the story. Think about what motivates your characters, their strengths and weaknesses, and how they interact with others.</text:p>
        </text:list-item>
        <text:list-item>
          <text:p text:style-name="P9"><text:soft-page-break/>Backstory: Every character has a backstory that shapes who they are and why they behave the way they do. Consider developing a backstory for each character, including their upbringing, experiences, and any significant events that have impacted their lives.</text:p>
        </text:list-item>
        <text:list-item>
          <text:p text:style-name="P9">Relationships: The relationships between characters can be just as important as the characters themselves. Consider how each character interacts with others in the story and how these relationships evolve over time.</text:p>
        </text:list-item>
        <text:list-item>
          <text:p text:style-name="P9">Conflicts: Conflict is a key element of any story, and your characters should have their own internal and external conflicts. Consider what obstacles or challenges your characters will face and how they will respond to them.</text:p>
        </text:list-item>
        <text:list-item>
          <text:p text:style-name="P9">Growth: Characters should grow and evolve over the course of the story. Consider how each character will change as a result of their experiences, and how these changes will impact the story as a whole.</text:p>
        </text:list-item>
        <text:list-item>
          <text:p text:style-name="P9">Diversity: It's important to create a diverse range of characters that represent different backgrounds, experiences, and perspectives. This can help make your story more relatable and inclusive.</text:p>
        </text:list-item>
      </text:list>
      <text:p text:style-name="P8">By creating well-developed characters with unique personalities, backstories, relationships, conflicts, growth, and diversity, you can create a story that readers will care about and connect with on a personal level.</text:p>
      <text:p text:style-name="P8"/>
      <text:p text:style-name="P8">Conflict: Conflict is what drives the story forward and keeps readers engaged. There are several types of conflict, including internal (conflict within a character), external (conflict between characters or with the environment), and thematic (conflict related to the central themes of the story).</text:p>
      <text:p text:style-name="P8">Conflict is a key component of storytelling, and is what keeps readers engaged and invested in the outcome of the story. Here are some tips for developing compelling conflict:</text:p>
      <text:list xml:id="list1816185959" text:style-name="L8">
        <text:list-item>
          <text:p text:style-name="P10">Internal conflict: Internal conflict involves a character struggling with their own thoughts, beliefs, or emotions. This type of conflict can create tension and drama within a character, and can be used to explore deeper themes and ideas.</text:p>
        </text:list-item>
        <text:list-item>
          <text:p text:style-name="P10">External conflict: External conflict involves a character facing obstacles or challenges outside of themselves, such as conflicts with other characters, the environment, or society as a whole. This type of conflict can create action and suspense in the story, and can be used to develop character relationships and plot points.</text:p>
        </text:list-item>
        <text:list-item>
          <text:p text:style-name="P10">Thematic conflict: Thematic conflict involves conflicts related to the central themes of the story, such as good vs. evil, love vs. hate, or freedom vs. oppression. This type of conflict can be used to explore deeper ideas and concepts, and can give the story a greater sense of meaning and purpose.</text:p>
        </text:list-item>
        <text:list-item>
          <text:p text:style-name="P10">Multiple conflicts: A well-developed story often includes multiple conflicts, both internal and external, that interconnect and build upon one another to create a rich and complex narrative.</text:p>
        </text:list-item>
        <text:list-item>
          <text:p text:style-name="P10"><text:soft-page-break/>Resolving conflicts: It's important to resolve conflicts in a satisfying and believable way. This means that the resolution should be consistent with the character's motivations and actions, and should feel earned rather than forced.</text:p>
        </text:list-item>
      </text:list>
      <text:p text:style-name="Text_20_body">By developing a range of conflicts, both internal and external, and resolving them in a satisfying way, you can create a compelling story that keeps readers engaged and invested in the outcome.</text:p>
      <text:p text:style-name="P8"/>
      <text:p text:style-name="P8"/>
      <text:p text:style-name="P8">Plot structure: Your plot should have a clear beginning, middle, and end, with a series of events that build tension and move the story forward. Consider using a plot structure such as the three-act structure (setup, confrontation, resolution) or the hero's journey (call to adventure, initiation, return).</text:p>
      <text:p text:style-name="Text_20_body">Plot structure is essential to creating a cohesive and engaging story. There are many different plot structures to choose from, but two popular options are the three-act structure and the hero's journey.</text:p>
      <text:list xml:id="list1926993613" text:style-name="L9">
        <text:list-item>
          <text:p text:style-name="P11">Three-Act Structure: The three-act structure is a classic plot structure that involves three main parts: the setup, confrontation, and resolution.</text:p>
        </text:list-item>
      </text:list>
      <text:list xml:id="list3838613759" text:style-name="L10">
        <text:list-item>
          <text:p text:style-name="P30">The setup: This is the beginning of the story where you introduce the characters, setting, and conflict. It sets the stage for the rest of the story and establishes the protagonist's goal or motivation.</text:p>
        </text:list-item>
        <text:list-item>
          <text:p text:style-name="P30">The confrontation: This is the middle of the story where the conflict intensifies and obstacles are introduced. The protagonist faces challenges and setbacks, but continues to pursue their goal.</text:p>
        </text:list-item>
        <text:list-item>
          <text:p text:style-name="P12">The resolution: This is the end of the story where the conflict is resolved, and the protagonist achieves their goal or fails to achieve it. Loose ends are tied up, and the story comes to a satisfying conclusion.</text:p>
        </text:list-item>
      </text:list>
      <text:list xml:id="list210899549" text:style-name="L11">
        <text:list-item>
          <text:p text:style-name="P13">The Hero's Journey: The hero's journey is another popular plot structure that involves a hero venturing out into the world, facing challenges and overcoming obstacles, and returning home transformed.</text:p>
        </text:list-item>
      </text:list>
      <text:list xml:id="list1904615693" text:style-name="L12">
        <text:list-item>
          <text:p text:style-name="P31">Call to adventure: This is the beginning of the story where the hero receives a call to adventure, which sets them on their journey.</text:p>
        </text:list-item>
        <text:list-item>
          <text:p text:style-name="P31">Initiation: This is the middle of the story where the hero faces a series of challenges and obstacles. They may receive help from allies, face tests and trials, and ultimately face a confrontation with the story's antagonist.</text:p>
        </text:list-item>
        <text:list-item>
          <text:p text:style-name="P14">Return: This is the end of the story where the hero returns home transformed by their journey. They may bring back a valuable lesson or gift, or use their newfound knowledge to help others.</text:p>
        </text:list-item>
      </text:list>
      <text:p text:style-name="P8">Both of these plot structures can be effective in creating a cohesive and engaging story. Choose the one that feels most appropriate for your story and characters, and use it as a guide as you develop your plot. Remember that these structures are only guidelines, and you should feel free to deviate from them if it serves your story better.</text:p>
      <text:p text:style-name="P8"><text:soft-page-break/>Themes: Consider the themes you want to explore in your book, such as love, loss, redemption, or coming-of-age. These themes can add depth and resonance to your story.</text:p>
      <text:p text:style-name="P8">Twists and turns: To keep readers engaged, consider adding unexpected plot twists and turns. These can add excitement and intrigue to your story.</text:p>
      <text:p text:style-name="P29">Remember, the key to a successful plot is creating a story that is engaging, relatable, and keeps readers hooked from beginning to end. Take the time to carefully develop your setting, characters, conflicts, plot structure, themes, and twists and turns, and you'll be on your way to writing a compelling book.</text:p>
      <text:p text:style-name="P29"><text:span text:style-name="T3">Chapterr 3</text:span></text:p>
      <text:p text:style-name="P29"/>
      <text:p text:style-name="P29">Create an outline: Once you have a plot, create an outline of your book. This will help you organize your thoughts and ensure you don't forget any important details.</text:p>
      <text:p text:style-name="Text_20_body">Certainly! Here is an example of an outline for a mystery novel:</text:p>
      <text:p text:style-name="Text_20_body">I. Introduction</text:p>
      <text:list xml:id="list2925090323" text:style-name="L13">
        <text:list-item>
          <text:p text:style-name="P32">Introduce main character</text:p>
        </text:list-item>
        <text:list-item>
          <text:p text:style-name="P32">Establish setting (time and place)</text:p>
        </text:list-item>
        <text:list-item>
          <text:p text:style-name="P15">Present the mystery or crime that needs to be solved</text:p>
        </text:list-item>
      </text:list>
      <text:p text:style-name="Text_20_body">II. Investigation Begins</text:p>
      <text:list xml:id="list520639027" text:style-name="L14">
        <text:list-item>
          <text:p text:style-name="P33">The main character starts investigating the crime or mystery</text:p>
        </text:list-item>
        <text:list-item>
          <text:p text:style-name="P33">Clues are discovered and suspects are introduced</text:p>
        </text:list-item>
        <text:list-item>
          <text:p text:style-name="P16">Develop potential motives for the suspects</text:p>
        </text:list-item>
      </text:list>
      <text:p text:style-name="Text_20_body">III. Plot Thickens</text:p>
      <text:list xml:id="list1937303928" text:style-name="L15">
        <text:list-item>
          <text:p text:style-name="P34">Red herrings and false leads are introduced to throw off the reader and the main character</text:p>
        </text:list-item>
        <text:list-item>
          <text:p text:style-name="P34">Suspects are eliminated or become more suspicious</text:p>
        </text:list-item>
        <text:list-item>
          <text:p text:style-name="P17">Tension builds as the main character gets closer to the truth</text:p>
        </text:list-item>
      </text:list>
      <text:p text:style-name="Text_20_body">IV. Crisis and Climax</text:p>
      <text:list xml:id="list1681798163" text:style-name="L16">
        <text:list-item>
          <text:p text:style-name="P35">The main character confronts the culprit or discovers crucial evidence</text:p>
        </text:list-item>
        <text:list-item>
          <text:p text:style-name="P35">A dangerous situation arises</text:p>
        </text:list-item>
        <text:list-item>
          <text:p text:style-name="P18">The tension reaches its peak, and the mystery is finally solved</text:p>
        </text:list-item>
      </text:list>
      <text:p text:style-name="Text_20_body">V. Resolution</text:p>
      <text:list xml:id="list85789987" text:style-name="L17">
        <text:list-item>
          <text:p text:style-name="P36">Loose ends are tied up</text:p>
        </text:list-item>
        <text:list-item>
          <text:p text:style-name="P36">The main character reflects on the investigation</text:p>
        </text:list-item>
        <text:list-item>
          <text:p text:style-name="P19">The culprit is brought to justice, or the mystery is solved</text:p>
        </text:list-item>
      </text:list>
      <text:p text:style-name="Text_20_body">VI. Epilogue</text:p>
      <text:list xml:id="list4045454030" text:style-name="L18">
        <text:list-item>
          <text:p text:style-name="P20">Optional: A glimpse into the future for the main character or other characters in the story</text:p>
        </text:list-item>
      </text:list>
      <text:p text:style-name="Text_20_body"><text:soft-page-break/>Remember, this is just one example of an outline, and it can vary depending on your specific story and plot. Use this as a starting point and adjust as needed to fit your own vision for the story.</text:p>
      <text:p text:style-name="Text_20_body">When writing your first draft, try to focus on the story and getting the words out. Here are some tips to help you along the way:</text:p>
      <text:list xml:id="list2850620836" text:style-name="L19">
        <text:list-item>
          <text:p text:style-name="P21">Set a writing schedule and stick to it. Whether it's every day or a few times a week, make time to sit down and write.</text:p>
        </text:list-item>
        <text:list-item>
          <text:p text:style-name="P21">Don't worry about making it perfect. Your first draft is just that - a draft. It's okay if it's messy or has mistakes. You can always go back and revise later.</text:p>
        </text:list-item>
        <text:list-item>
          <text:p text:style-name="P21">Keep moving forward. If you get stuck on a particular scene or chapter, skip it for now and come back to it later. Don't let it hold you back from making progress on the rest of the story.</text:p>
        </text:list-item>
        <text:list-item>
          <text:p text:style-name="P21">Stay true to your outline, but don't be afraid to deviate from it if necessary. Sometimes, the story will take you in a different direction than you originally planned, and that's okay.</text:p>
        </text:list-item>
        <text:list-item>
          <text:p text:style-name="P21">Get feedback from beta readers. Once you have a complete first draft, share it with a trusted group of readers and get their feedback. This can help you identify areas that need improvement and make your final draft even stronger.</text:p>
        </text:list-item>
      </text:list>
      <text:p text:style-name="Text_20_body">Remember, the first draft is just the beginning of the writing process. Embrace the journey and enjoy the ride!</text:p>
      <text:p text:style-name="Text_20_body">A first draft is the initial version of a piece of writing. It's typically the rough draft that writers create when they're first putting their ideas down on paper. It's important to keep in mind that the first draft is just the starting point, and it will likely undergo many revisions and edits before it's ready to be published. The purpose of the first draft is to get your ideas down on paper and to give you a foundation to build upon as you continue to refine your writing.</text:p>
      <text:p text:style-name="Text_20_body"/>
      <text:p text:style-name="P29"><text:span text:style-name="T3">CHAPTER 4</text:span></text:p>
      <text:p text:style-name="P29"/>
      <text:p text:style-name="P29"><text:span text:style-name="T2">E</text:span>diting and revising are important steps in the writing process, as they help you refine and polish your work. Here are some tips for editing and revising your first draft:</text:p>
      <text:list xml:id="list3506896035" text:style-name="L20">
        <text:list-item>
          <text:p text:style-name="P22">Take a break: Put your draft aside for a few days or weeks so you can come back to it with fresh eyes.</text:p>
        </text:list-item>
        <text:list-item>
          <text:p text:style-name="P22">Read it aloud: This can help you catch errors in grammar, syntax, and pacing.</text:p>
        </text:list-item>
        <text:list-item>
          <text:p text:style-name="P22">Cut unnecessary words: Remove any extraneous words or phrases that don't contribute to the story.</text:p>
        </text:list-item>
        <text:list-item>
          <text:p text:style-name="P22">Check for consistency: Make sure your plot, characters, and settings are consistent throughout the story.</text:p>
        </text:list-item>
        <text:list-item>
          <text:p text:style-name="P22"><text:soft-page-break/>Focus on character development: Make sure your characters are well-developed and have distinct voices and motivations.</text:p>
        </text:list-item>
        <text:list-item>
          <text:p text:style-name="P22">Pay attention to pacing: Make sure the story flows well and doesn't drag in certain sections.</text:p>
        </text:list-item>
        <text:list-item>
          <text:p text:style-name="P22">Get feedback: Share your revised draft with beta readers or a writing group to get feedback and suggestions for improvement.</text:p>
        </text:list-item>
      </text:list>
      <text:p text:style-name="Text_20_body">Remember, the goal of editing and revising is to improve your work, not to make it perfect. Be open to feedback and willing to make changes that will make your story stronger.</text:p>
      <text:p text:style-name="Text_20_body"/>
      <text:p text:style-name="Text_20_body"/>
      <text:p text:style-name="P2">Getting feedback from others can be helpful in identifying areas that need improvement in your writing. Here are some tips for getting feedback:</text:p>
      <text:list xml:id="list2616697921" text:style-name="L21">
        <text:list-item>
          <text:p text:style-name="P23">Choose your readers carefully. Look for people who have experience in writing or editing, or who are in your target audience.</text:p>
        </text:list-item>
        <text:list-item>
          <text:p text:style-name="P23">Give clear instructions. Let your readers know what kind of feedback you're looking for, whether it's on the plot, characters, pacing, or something else.</text:p>
        </text:list-item>
        <text:list-item>
          <text:p text:style-name="P23">Be open to criticism. Remember that feedback is meant to help you improve your writing, so try to take it constructively.</text:p>
        </text:list-item>
        <text:list-item>
          <text:p text:style-name="P23">Consider all feedback, but don't feel obligated to use it all. Use your own judgment to decide which suggestions will improve your writing.</text:p>
        </text:list-item>
        <text:list-item>
          <text:p text:style-name="P23">Thank your readers for their feedback. Let them know how much you appreciate their time and effort.</text:p>
        </text:list-item>
      </text:list>
      <text:p text:style-name="Text_20_body">By getting feedback and incorporating it into your revisions, you can create a stronger and more engaging final draft.</text:p>
      <text:p text:style-name="P2">There are many places you can get feedback on your writing, including:</text:p>
      <text:list xml:id="list1776849098" text:style-name="L22">
        <text:list-item>
          <text:p text:style-name="P24">Writing groups: Join a local writing group or find one online. This is a great way to connect with other writers and get feedback on your work.</text:p>
        </text:list-item>
        <text:list-item>
          <text:p text:style-name="P24">Beta readers: Ask friends, family, or colleagues to read your work and provide feedback. This can be a great way to get a fresh perspective on your writing.</text:p>
        </text:list-item>
        <text:list-item>
          <text:p text:style-name="P24">Writing workshops: Attend writing workshops or conferences where you can share your work and receive feedback from other writers and instructors.</text:p>
        </text:list-item>
        <text:list-item>
          <text:p text:style-name="P24">Professional editors: Consider hiring a professional editor to review your work and provide feedback on areas that need improvement.</text:p>
        </text:list-item>
        <text:list-item>
          <text:p text:style-name="P24">Online writing communities: Join online writing communities, such as Wattpad or Scribophile, where you can share your work and receive feedback from other writers.</text:p>
        </text:list-item>
      </text:list>
      <text:p text:style-name="Text_20_body"><text:soft-page-break/>Remember, feedback is an important part of the writing process, but it's important to take it with a grain of salt and use it to improve your work rather than letting it discourage you.</text:p>
      <text:p text:style-name="P2">Here are some additional tips for polishing and finalizing your book:</text:p>
      <text:list xml:id="list1111693518" text:style-name="L23">
        <text:list-item>
          <text:p text:style-name="P37">Proofread your book for spelling and grammar errors. Consider hiring a professional editor or proofreader to help you with this step.</text:p>
        </text:list-item>
        <text:list-item>
          <text:p text:style-name="P37">Proofreading is an important step in finalizing your book. It involves carefully reviewing your manuscript for any spelling, grammar, punctuation, or formatting errors. Here are some tips for proofreading your book:</text:p>
        </text:list-item>
      </text:list>
      <text:list xml:id="list4130675688" text:style-name="L24">
        <text:list-item>
          <text:p text:style-name="P26">Take a break: After completing your final revisions, take a break from your book for a few days. This will help you approach your manuscript with fresh eyes when you start proofreading.</text:p>
        </text:list-item>
        <text:list-item>
          <text:p text:style-name="P26">Read slowly: Read your book slowly and carefully, paying close attention to each sentence and word. This will help you spot errors that you might have missed during earlier drafts.</text:p>
        </text:list-item>
        <text:list-item>
          <text:p text:style-name="P26">Use tools: Use online grammar and spelling checkers, but be sure to double-check the suggested corrections to ensure they are appropriate for your manuscript.</text:p>
        </text:list-item>
        <text:list-item>
          <text:p text:style-name="P26">Read out loud: Reading your book out loud can help you spot awkward phrasing, repetitive sentences, and other issues.</text:p>
        </text:list-item>
        <text:list-item>
          <text:p text:style-name="P26">Get a second opinion: Consider having someone else read your book and provide feedback. They may catch errors that you missed, or offer suggestions for improvement.</text:p>
        </text:list-item>
      </text:list>
      <text:p text:style-name="Text_20_body">Remember, proofreading is an important step in the publishing process, and can help ensure that your book is polished and professional.</text:p>
      <text:list xml:id="list145455634274325" text:continue-list="list1111693518" text:style-name="L23">
        <text:list-header>
          <text:p text:style-name="P37"/>
        </text:list-header>
        <text:list-item>
          <text:p text:style-name="P37">Format your book according to the requirements of your chosen publishing platform (e.g. Amazon Kindle Direct Publishing, IngramSpark, etc.).</text:p>
        </text:list-item>
        <text:list-item>
          <text:p text:style-name="P37">Design a professional-looking cover that accurately represents your book's genre and content. You can hire a professional designer or use a design software like Canva to create your own.</text:p>
        </text:list-item>
        <text:list-item>
          <text:p text:style-name="P37">Consider obtaining an ISBN (International Standard Book Number) for your book if you plan on selling it in bookstores or libraries.</text:p>
        </text:list-item>
        <text:list-item>
          <text:p text:style-name="P25">Get a second opinion from a beta reader or writing group to ensure that your final product is polished and ready for publication.</text:p>
        </text:list-item>
      </text:list>
      <text:p text:style-name="Text_20_body">Remember, the final step of publishing your book is to actually put it out there! Consider self-publishing or submitting to traditional publishers to get your book into the hands of readers. </text:p>
      <text:p text:style-name="Text_20_body"/>
      <text:p text:style-name="Text_20_body">Here's a bit more information about each option:</text:p>
      <text:list xml:id="list3779435554" text:style-name="L25">
        <text:list-item>
          <text:p text:style-name="P27">Self-publishing: This involves publishing the book on your own, without the help of a traditional publisher. You will be responsible for editing, formatting, cover design, and marketing your book. Self-publishing platforms such as Amazon's Kindle Direct Publishing, IngramSpark, and Draft2Digital allow you to publish your book as an ebook or paperback.</text:p>
        </text:list-item>
        <text:list-item>
          <text:p text:style-name="P27"><text:soft-page-break/>Traditional publishing: This involves submitting your manuscript to traditional publishing houses, who will review it and decide whether to offer you a contract. If accepted, they will handle editing, formatting, cover design, printing, and distribution. However, it can be difficult to get accepted by a traditional publisher and the process can take a long time.</text:p>
        </text:list-item>
        <text:list-item>
          <text:p text:style-name="P27">Hybrid publishing: This is a mix of traditional and self-publishing. A hybrid publisher may offer editing, cover design, and distribution services like a traditional publisher, but you may need to cover some of the costs. It can be a good option for authors who want more control over the publishing process but still want some professional support.</text:p>
        </text:list-item>
      </text:list>
      <text:p text:style-name="Text_20_body">Whichever option you choose, it's important to research and understand the pros and cons of each approach before making a decision.</text:p>
      <text:p text:style-name="P28">Chapter <text:span text:style-name="T3">5</text:span></text:p>
      <text:p text:style-name="P28"/>
      <text:p text:style-name="P28">Remember, writing a book takes time, effort, and dedication. Don't be discouraged by setbacks and keep pushing forward. With persistence and hard work, you can write a book that you're proud of.</text:p>
      <text:p text:style-name="P1">Writing a book is a challenging but rewarding journey, and it's important to stay motivated and focused throughout the process. It's also important to remember that writing is a skill that can be developed and improved with practice, so keep honing your craft and never stop learning. Good luck with your writing!</text:p>
      <text:p text:style-name="P2">One tip is to set realistic goals for yourself. Writing a book can be a long and daunting process, so breaking it down into smaller, achievable goals can help you stay motivated and on track. For example, set a goal to write a certain number of words or pages each day or week.</text:p>
      <text:p text:style-name="Text_20_body">Another tip is to find a writing routine that works for you. Some writers prefer to write at a specific time of day, while others write whenever inspiration strikes. Experiment with different routines until you find what works best for you.</text:p>
      <text:p text:style-name="Text_20_body">Lastly, don't be afraid to take breaks and step away from your writing when you need to. Writing can be mentally and emotionally draining, so it's important to take care of yourself and recharge as needed.</text:p>
      <text:p text:style-name="Text_20_body">Remember, writing is a process, and it's okay if it takes time and effort to produce a finished product that you're proud of. Keep persevering and don't give up!</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4:20:06.493836264</meta:creation-date>
    <dc:date>2023-05-08T14:54:53.890051407</dc:date>
    <meta:editing-duration>PT3M56S</meta:editing-duration>
    <meta:editing-cycles>1</meta:editing-cycles>
    <meta:document-statistic meta:table-count="0" meta:image-count="0" meta:object-count="0" meta:page-count="12" meta:paragraph-count="164" meta:word-count="4949" meta:character-count="29823" meta:non-whitespace-character-count="25127"/>
    <meta:generator>LibreOffice/7.0.4.2$Linux_X86_64 LibreOffice_project/00$Build-2</meta:generator>
  </office:meta>
</office:document-meta>
</file>